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e82f" officeooo:paragraph-rsid="000ce82f"/>
    </style:style>
    <style:style style:name="P2" style:family="paragraph" style:parent-style-name="Preformatted_20_Text">
      <style:paragraph-properties>
        <style:tab-stops>
          <style:tab-stop style:position="3.993cm"/>
          <style:tab-stop style:position="9.021cm"/>
          <style:tab-stop style:position="16.02cm"/>
        </style:tab-stops>
      </style:paragraph-properties>
      <style:text-properties fo:font-size="16pt" officeooo:rsid="000ce82f" officeooo:paragraph-rsid="000ce82f" style:font-size-asian="16pt" style:font-size-complex="16pt"/>
    </style:style>
    <style:style style:name="P3" style:family="paragraph" style:parent-style-name="Preformatted_20_Text">
      <style:paragraph-properties>
        <style:tab-stops>
          <style:tab-stop style:position="3.993cm"/>
          <style:tab-stop style:position="9.021cm"/>
          <style:tab-stop style:position="16.02cm"/>
        </style:tab-stops>
      </style:paragraph-properties>
      <style:text-properties fo:font-size="16pt" officeooo:rsid="000ce82f" officeooo:paragraph-rsid="000ce82f" style:font-size-asian="16pt" style:font-size-complex="16pt"/>
    </style:style>
    <style:style style:name="P4" style:family="paragraph" style:parent-style-name="Preformatted_20_Text">
      <style:paragraph-properties fo:padding="0.074cm" fo:border-left="none" fo:border-right="none" fo:border-top="none" fo:border-bottom="0.06pt solid #000000" style:join-border="false">
        <style:tab-stops>
          <style:tab-stop style:position="3.993cm"/>
          <style:tab-stop style:position="9.021cm"/>
          <style:tab-stop style:position="16.02cm"/>
        </style:tab-stops>
      </style:paragraph-properties>
      <style:text-properties fo:font-size="16pt" officeooo:rsid="000ce82f" officeooo:paragraph-rsid="000ce82f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és 2 ESO</text:p>
      <text:p text:style-name="P1">Irregular verbs #1</text:p>
      <text:p text:style-name="P1">https://llagosti.wordpress.com/</text:p>
      <text:p text:style-name="P1"/>
      <text:p text:style-name="P4">Infinitive<text:tab/>Past simple<text:tab/>Past participle<text:tab/>Translate</text:p>
      <text:p text:style-name="P4">be<text:tab/><text:tab/><text:tab/>ser, estar</text:p>
      <text:p text:style-name="P2"/>
      <text:p text:style-name="P4">beat<text:tab/><text:tab/><text:tab/>derrotar, colpejar</text:p>
      <text:p text:style-name="P2"/>
      <text:p text:style-name="P4">become<text:tab/><text:tab/><text:tab/>convertir-se en</text:p>
      <text:p text:style-name="P2"/>
      <text:p text:style-name="P4">begin<text:tab/><text:tab/><text:tab/>començar</text:p>
      <text:p text:style-name="P2"/>
      <text:p text:style-name="P4">bite<text:tab/><text:tab/><text:tab/>mossegar, picar</text:p>
      <text:p text:style-name="P2"/>
      <text:p text:style-name="P4">break<text:tab/><text:tab/><text:tab/>trencar-se</text:p>
      <text:p text:style-name="P2"/>
      <text:p text:style-name="P4">bring<text:tab/><text:tab/><text:tab/>portar</text:p>
      <text:p text:style-name="P2"/>
      <text:p text:style-name="P4">build<text:tab/><text:tab/><text:tab/>construir</text:p>
      <text:p text:style-name="P2"/>
      <text:p text:style-name="P4">buy<text:tab/><text:tab/><text:tab/>comprar</text:p>
      <text:p text:style-name="P2"/>
      <text:p text:style-name="P4">catch<text:tab/><text:tab/><text:tab/>atrapar</text:p>
      <text:p text:style-name="P2"/>
      <text:p text:style-name="P4">choose<text:tab/><text:tab/><text:tab/>elegir</text:p>
      <text:p text:style-name="P2"><text:soft-page-break/></text:p>
      <text:p text:style-name="P4">come<text:tab/><text:tab/><text:tab/>venir</text:p>
      <text:p text:style-name="P2"/>
      <text:p text:style-name="P4">cost<text:tab/><text:tab/><text:tab/>costar</text:p>
      <text:p text:style-name="P2"/>
      <text:p text:style-name="P4">cut<text:tab/><text:tab/><text:tab/>cortar</text:p>
      <text:p text:style-name="P2"/>
      <text:p text:style-name="P4">do<text:tab/><text:tab/><text:tab/>fer</text:p>
      <text:p text:style-name="P2"/>
      <text:p text:style-name="P4">draw<text:tab/><text:tab/><text:tab/>dibuixar</text:p>
      <text:p text:style-name="P2"/>
      <text:p text:style-name="P4">dream<text:tab/><text:tab/><text:tab/>somiar</text:p>
      <text:p text:style-name="P2"/>
      <text:p text:style-name="P4">drink<text:tab/><text:tab/><text:tab/>beur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9:30:11.475769070</dc:date>
    <meta:editing-duration>PT8M41S</meta:editing-duration>
    <meta:editing-cycles>1</meta:editing-cycles>
    <meta:document-statistic meta:table-count="0" meta:image-count="0" meta:object-count="0" meta:page-count="2" meta:paragraph-count="22" meta:word-count="53" meta:character-count="390" meta:non-whitespace-character-count="323"/>
    <meta:generator>LibreOffice/5.1.4.2$Linux_X86_64 LibreOffice_project/10m0$Build-2</meta:generator>
  </office:meta>
</office:document-meta>
</file>